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Regular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b4413" officeooo:paragraph-rsid="000b4413"/>
    </style:style>
    <style:style style:name="P2" style:family="paragraph" style:parent-style-name="Text_20_body">
      <style:text-properties officeooo:rsid="000b4413" officeooo:paragraph-rsid="000c4301"/>
    </style:style>
    <style:style style:name="P3" style:family="paragraph" style:parent-style-name="Text_20_body">
      <style:text-properties officeooo:rsid="000d4945" officeooo:paragraph-rsid="000d4945"/>
    </style:style>
    <style:style style:name="P4" style:family="paragraph" style:parent-style-name="Text_20_body">
      <style:text-properties officeooo:rsid="001073fd" officeooo:paragraph-rsid="001073fd"/>
    </style:style>
    <style:style style:name="P5" style:family="paragraph" style:parent-style-name="Text_20_body">
      <style:text-properties officeooo:rsid="00126344" officeooo:paragraph-rsid="00158a84"/>
    </style:style>
    <style:style style:name="P6" style:family="paragraph" style:parent-style-name="Title" style:master-page-name="First_20_Page">
      <style:paragraph-properties style:page-number="auto"/>
      <style:text-properties fo:font-size="14pt" style:font-size-asian="16pt" style:font-size-complex="16pt"/>
    </style:style>
    <style:style style:name="P7" style:family="paragraph" style:parent-style-name="Heading_20_1">
      <style:text-properties officeooo:rsid="0010dac9" officeooo:paragraph-rsid="0010dac9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 style:list-style-name="L1">
      <style:text-properties officeooo:paragraph-rsid="000c4301"/>
    </style:style>
    <style:style style:name="P10" style:family="paragraph" style:parent-style-name="Text_20_body" style:list-style-name="L1">
      <style:text-properties officeooo:rsid="000d4945" officeooo:paragraph-rsid="000d4945"/>
    </style:style>
    <style:style style:name="P11" style:family="paragraph" style:parent-style-name="Text_20_body">
      <style:text-properties officeooo:paragraph-rsid="001716c4"/>
    </style:style>
    <style:style style:name="P12" style:family="paragraph" style:parent-style-name="Text_20_body">
      <style:text-properties officeooo:rsid="00114b93" officeooo:paragraph-rsid="00114b93"/>
    </style:style>
    <style:style style:name="P13" style:family="paragraph" style:parent-style-name="Text_20_body">
      <style:text-properties officeooo:rsid="000f104d" officeooo:paragraph-rsid="000f104d"/>
    </style:style>
    <style:style style:name="P14" style:family="paragraph" style:parent-style-name="Text_20_body">
      <style:text-properties officeooo:rsid="000f104d" officeooo:paragraph-rsid="001964b7"/>
    </style:style>
    <style:style style:name="P15" style:family="paragraph" style:parent-style-name="Text_20_body">
      <style:text-properties officeooo:rsid="0010dac9" officeooo:paragraph-rsid="001bc7c9"/>
    </style:style>
    <style:style style:name="P16" style:family="paragraph" style:parent-style-name="Text_20_body">
      <style:text-properties officeooo:paragraph-rsid="001c604d"/>
    </style:style>
    <style:style style:name="P17" style:family="paragraph" style:parent-style-name="Text_20_body">
      <style:text-properties officeooo:paragraph-rsid="001964b7"/>
    </style:style>
    <style:style style:name="P18" style:family="paragraph" style:parent-style-name="Text_20_body">
      <style:text-properties officeooo:rsid="002332e0" officeooo:paragraph-rsid="002332e0"/>
    </style:style>
    <style:style style:name="T1" style:family="text">
      <style:text-properties officeooo:rsid="000c4301"/>
    </style:style>
    <style:style style:name="T2" style:family="text">
      <style:text-properties officeooo:rsid="000d4945"/>
    </style:style>
    <style:style style:name="T3" style:family="text">
      <style:text-properties officeooo:rsid="000d952a"/>
    </style:style>
    <style:style style:name="T4" style:family="text">
      <style:text-properties officeooo:rsid="001073fd"/>
    </style:style>
    <style:style style:name="T5" style:family="text">
      <style:text-properties officeooo:rsid="0010dac9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size-asian="10pt" style:font-size-complex="10pt"/>
    </style:style>
    <style:style style:name="T8" style:family="text">
      <style:text-properties officeooo:rsid="00126344"/>
    </style:style>
    <style:style style:name="T9" style:family="text">
      <style:text-properties officeooo:rsid="0013d0df"/>
    </style:style>
    <style:style style:name="T10" style:family="text">
      <style:text-properties officeooo:rsid="001716c4"/>
    </style:style>
    <style:style style:name="T11" style:family="text">
      <style:text-properties officeooo:rsid="001964b7"/>
    </style:style>
    <style:style style:name="T12" style:family="text">
      <style:text-properties officeooo:rsid="0019e66f"/>
    </style:style>
    <style:style style:name="T13" style:family="text">
      <style:text-properties officeooo:rsid="001bc7c9"/>
    </style:style>
    <style:style style:name="T14" style:family="text">
      <style:text-properties officeooo:rsid="001c604d"/>
    </style:style>
    <style:style style:name="T15" style:family="text">
      <style:text-properties officeooo:rsid="001e2921"/>
    </style:style>
    <style:style style:name="T16" style:family="text">
      <style:text-properties officeooo:rsid="0021f3da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style:flow-with-text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cumentazione Trivia Quiz</text:p>
      <text:p text:style-name="P1">Per il mio server ho scelto il protocollo TCP, perché la tipologia di applicazione dei quiz, simile a quella di messaggistica istantanea, non necessita urgenza nella consegna dei dati quanto piuttosto della trasmissione affidabile e ordinata di essi.</text:p>
      <text:p text:style-name="P2">Mentre per quanto riguarda la tipologia del server, ho scelto un I/O multiplexing <text:span text:style-name="T1">e socket non bloccanti avente vantaggi:</text:span></text:p>
      <text:list text:style-name="L1">
        <text:list-item>
          <text:p text:style-name="P9"><text:span text:style-name="T2">Rispetto</text:span><text:span text:style-name="T1"> ad un server iterativo, di poter gestire più connessioni simultaneamente in maniera efficiente senza dover attendere la risposta del singolo client.</text:span></text:p>
        </text:list-item>
        <text:list-item>
          <text:p text:style-name="P10">Rispetto ad un server concorrente oppure multi-thread<text:span text:style-name="T9">ing,</text:span> di non avere problemi di <text:span text:style-name="T9">condivisione,</text:span> <text:span text:style-name="T9">sincronizzazione e concorrenza</text:span> <text:span text:style-name="T9">sulle</text:span> strutture dati, in quanto il server è single thread.</text:p>
        </text:list-item>
      </text:list>
      <text:p text:style-name="P3">Ma ciò a fronte di una maggiore complessità nella gestione dei client, <text:span text:style-name="T3">in particolar modo la difficoltà è stata nel mantenere uno stato per ciascuno dei client, cosa che in un server concorrente sarebbe stata immediata</text:span>.</text:p>
      <text:p text:style-name="P4">Le domande vengono inviate <text:span text:style-name="T9">in ordine</text:span><text:span text:style-name="T8"> </text:span><text:span text:style-name="T5">insieme ad un array di booleani che rappresenta i topics giocabili dall’utente registrato.</text:span></text:p>
      <text:p text:style-name="P13"><text:span text:style-name="T4">La</text:span> classifica <text:span text:style-name="T4">è </text:span><text:span text:style-name="T5">formata</text:span><text:span text:style-name="T4"> </text:span><text:span text:style-name="T5">da più </text:span><text:span text:style-name="T4">list</text:span><text:span text:style-name="T5">e</text:span><text:span text:style-name="T4"> ordinat</text:span><text:span text:style-name="T9">e</text:span><text:span text:style-name="T4"> di punteggi, ess</text:span><text:span text:style-name="T9">e</text:span><text:span text:style-name="T4"> </text:span><text:span text:style-name="T5">vengono</text:span> serializzat<text:span text:style-name="T9">e</text:span><text:span text:style-name="T5"> e inviat</text:span><text:span text:style-name="T9">e </text:span>in modalità testuale, <text:span text:style-name="T4">a questo punto</text:span> è semplice ritrasmetter<text:span text:style-name="T5">e la classifica </text:span>a più client fino alla prossima modifica, <text:span text:style-name="T9">le stesse serializzazioni sono usate nella stampa a video del server.</text:span></text:p>
      <text:p text:style-name="P5">Ho cercato di mantenere una struttura stratificata nel codice: ogni dato più complesso di un comando viene convertito in un oggetto <text:span text:style-name="Source_20_Text">Message</text:span>, che conserva il proprio stato di invio o ricezione. <text:span text:style-name="T14">Ciò </text:span>è particolarmente utile con l'IO multiplexing, poiché, se un socket non è pronto, il server può continuare a servire altri client e riprendere l'invio quando il socket torna disponibile</text:p>
      <text:h text:style-name="P7" text:outline-level="1">Istruzioni:</text:h>
      <text:p text:style-name="P16"><draw:frame draw:style-name="fr2" draw:name="Frame1" text:anchor-type="paragraph" svg:x="0cm" svg:y="0cm" svg:width="5.001cm" draw:z-index="0"><draw:text-box fo:min-height="5.001cm"><text:p text:style-name="Source_20_Code">bin</text:p><text:p text:style-name="Source_20_Code">├── client</text:p><text:p text:style-name="Source_20_Code">├── data</text:p><text:p text:style-name="Source_20_Code">│ <text:s text:c="2"/>├── topics</text:p><text:p text:style-name="Source_20_Code">│ <text:s text:c="2"/>│ <text:s text:c="2"/>├── 01 - <text:span text:style-name="T14">topic1</text:span>.txt</text:p><text:p text:style-name="Source_20_Code">│ <text:s text:c="2"/>│ <text:s text:c="2"/>├── 02 – <text:span text:style-name="T14">topic2</text:span><text:span text:style-name="T13">.</text:span>txt</text:p><text:p text:style-name="Source_20_Code">│ <text:s text:c="2"/>│ <text:s text:c="2"/>└── 0<text:span text:style-name="T13">3</text:span> - <text:span text:style-name="T14">topic</text:span><text:span text:style-name="T13">3</text:span>.txt</text:p><text:p text:style-name="Source_20_Code">│ <text:s text:c="2"/>└── users</text:p><text:p text:style-name="Source_20_Code">│ <text:s text:c="6"/>├── user1.txt</text:p><text:p text:style-name="Source_20_Code">│ <text:s text:c="6"/>├── user2.txt</text:p><text:p text:style-name="Source_20_Code">│ <text:s text:c="6"/>└── user3.txt</text:p><text:p text:style-name="Source_20_Code">└── server</text:p></draw:text-box></draw:frame>Ciascun topic <text:span text:style-name="T14">può essere</text:span> memorizzat<text:span text:style-name="T14">o</text:span> in <text:span text:style-name="T14">un </text:span>file <text:span text:style-name="Source_20_Text"><text:span text:style-name="T13">txt</text:span></text:span> <text:span text:style-name="T14">ciascuno </text:span>sotto la cartella “<text:span text:style-name="Source_20_Text"><text:span text:style-name="T6">./data/topics/</text:span></text:span>”, <text:span text:style-name="T10">p</text:span>er <text:span text:style-name="T10">l’ordinamento</text:span>, è sufficiente numerare i file: il numero sarà ignorato <text:span text:style-name="T10">una volta caricato.</text:span></text:p>
      <text:p text:style-name="P11"><text:span text:style-name="T10">L</text:span>'inserimento <text:span text:style-name="T10">delle domande </text:span>può avvenire semplicemente alternando una domanda e la sua risposta, <text:span text:style-name="T14">ed </text:span><text:span text:style-name="T10">è possibile</text:span> inserire una riga vuota <text:span text:style-name="T10">tra </text:span><text:span text:style-name="T14">ogni</text:span><text:span text:style-name="T10"> coppia e l’altra </text:span>per migliorare la leggibilità.</text:p>
      <text:p text:style-name="P15">Ciascun utente viene memorizzato in <text:span text:style-name="T14">file separati</text:span> sotto la cartella “<text:span text:style-name="Source_20_Text"><text:span text:style-name="T7">./data/users/</text:span></text:span>”, dove ogni coppia di linee rappresenta <text:span text:style-name="T14">il nome</text:span> <text:span text:style-name="T14">del topic</text:span> e il suo punteggio.</text:p>
      <text:p text:style-name="P12">Per la compilazione sarà sufficiente posizionarsi nella directory e digitare “<text:span text:style-name="Source_20_Text">make</text:span>”, e per quanto riguarda l’esecuzione è come da specifiche se ci si posiziona nella directory “<text:span text:style-name="Source_20_Text">bin</text:span>” ovvero “<text:span text:style-name="Source_20_Text">./server</text:span>” e “<text:span text:style-name="Source_20_Text">./client 1234</text:span>”.</text:p>
      <text:p text:style-name="P18">I parametri del server sono nello header “<text:span text:style-name="Source_20_Text">parameters.h</text:span>” presente nella directory “<text:span text:style-name="Source_20_Text">src</text:span>”.</text:p>
      <text:h text:style-name="P8" text:outline-level="1">Protocollo</text:h>
      <text:p text:style-name="P14"><draw:frame draw:style-name="fr1" draw:name="Frame2" text:anchor-type="paragraph" svg:x="0cm" svg:y="0cm" svg:width="7.999cm" draw:z-index="1"><draw:text-box fo:min-height="6.5cm"><text:p text:style-name="Source_20_Code">typedef enum Command </text:p><text:p text:style-name="Source_20_Code">{</text:p><text:p text:style-name="Source_20_Code"><text:s text:c="4"/>CMD_STOP = false, // <text:span text:style-name="T15">Chiusura o errore</text:span></text:p><text:p text:style-name="Source_20_Code"><text:s text:c="4"/>CMD_NONE, // <text:span text:style-name="T15">Niente o domande terminate</text:span></text:p><text:p text:style-name="Source_20_Code"><text:s text:c="4"/>CMD_OK, // <text:span text:style-name="T15">Conferma positiva</text:span></text:p><text:p text:style-name="Source_20_Code"><text:s text:c="4"/>CMD_REGISTER, // <text:span text:style-name="T15">Richiesta registrazione</text:span></text:p><text:p text:style-name="Source_20_Code"><text:s text:c="4"/>CMD_MESSAGE, // <text:span text:style-name="T15">Messaggio, epilogo</text:span></text:p><text:p text:style-name="Source_20_Code"><text:s text:c="4"/>CMD_SCOREBOARD, // <text:span text:style-name="T15">Classifica</text:span></text:p><text:p text:style-name="Source_20_Code"><text:s text:c="4"/>CMD_NOTVALID, // <text:span text:style-name="T15">Nome client non valido</text:span></text:p><text:p text:style-name="Source_20_Code"><text:s text:c="4"/>CMD_EXISTING, // <text:span text:style-name="T15">Nome client duplicato</text:span></text:p><text:p text:style-name="Source_20_Code"><text:s text:c="4"/>CMD_TOPICS, // <text:span text:style-name="T15">Richiesta dati topics</text:span></text:p><text:p text:style-name="Source_20_Code"><text:s text:c="4"/>CMD_TOPICS_PLAYABLE, // <text:span text:style-name="T15">Topic giocabili</text:span></text:p><text:p text:style-name="Source_20_Code"><text:s text:c="4"/>CMD_SELECT, // <text:span text:style-name="T15">Selezione topic</text:span></text:p><text:p text:style-name="Source_20_Code"><text:s text:c="4"/>CMD_ANSWER, // <text:span text:style-name="T15">Invio risposta</text:span></text:p><text:p text:style-name="Source_20_Code"><text:s text:c="4"/>CMD_NEXTQUESTION, // <text:span text:style-name="T15">Prossima domanda</text:span></text:p><text:p text:style-name="Source_20_Code"><text:s text:c="4"/>CMD_CORRECT, // <text:span text:style-name="T15">Risposta corretta</text:span></text:p><text:p text:style-name="Source_20_Code"><text:s text:c="4"/>CMD_WRONG, // <text:span text:style-name="T15">Risposta errata</text:span></text:p><text:p text:style-name="Source_20_Code"><text:s text:c="4"/>CMD_FULL, // <text:span text:style-name="T15">Server pieno</text:span></text:p><text:p text:style-name="Source_20_Code">} Command;</text:p></draw:text-box></draw:frame>La sincronizzazione nell’applicazione distribuita è fatta <text:span text:style-name="T5">scambiando messaggi binari: </text:span>un byte che rappresenta un enumerando “<text:span text:style-name="Source_20_Text"><text:span text:style-name="T11">Command</text:span></text:span><text:span text:style-name="T11">”</text:span> viene scambiato per <text:span text:style-name="T8">specificare </text:span><text:span text:style-name="T11">ciascuna</text:span> azione tra client e server.</text:p>
      <text:p text:style-name="P14"><text:span text:style-name="T11">A</text:span><text:span text:style-name="T8">llo scopo di verificare </text:span><text:span text:style-name="T11">che la logica</text:span><text:span text:style-name="T8"> tra </text:span><text:span text:style-name="T11">server e client </text:span><text:span text:style-name="T12">sia correttamente sincronizzata</text:span><text:span text:style-name="T11">, </text:span><text:span text:style-name="T8">viene anche inviato </text:span><text:span text:style-name="T11">un byte</text:span><text:span text:style-name="T8"> di conferma, </text:span><text:span text:style-name="T12">avendo però</text:span><text:span text:style-name="T11"> il difetto di raddoppiare il numero di </text:span><text:span text:style-name="T8">turnaround time, </text:span><text:span text:style-name="T11">nonostante la piccolezza dei messaggi scambiati.</text:span></text:p>
      <text:p text:style-name="P14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Regular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Regular" style:font-family-generic="swiss" style:font-pitch="variable" fo:font-size="11pt" fo:language="it" fo:country="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1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Code" style:display-name="Source Code" style:family="paragraph" style:parent-style-name="Preformatted_20_Text">
      <style:text-properties fo:font-size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fo:font-variant="normal" fo:text-transform="none" fo:color="#2a6099" loext:opacity="100%" style:font-name="Liberation Mono" fo:font-family="'Liberation Mono'" style:font-family-generic="modern" style:font-pitch="fixed" fo:font-size="10pt" fo:font-style="normal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cccccc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21f3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>
      <style:header>
        <text:p text:style-name="Header"><text:tab/><text:tab/><text:span text:style-name="MT1">Nome Cognome Matricol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18:34:00.203000000</meta:creation-date>
    <dc:date>2025-04-09T13:56:24.183000000</dc:date>
    <meta:editing-duration>PT1H23M4S</meta:editing-duration>
    <meta:editing-cycles>16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51" meta:word-count="582" meta:character-count="3938" meta:non-whitespace-character-count="3304"/>
  </office:meta>
</office:document-meta>
</file>